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/>
    </style:style>
  </office:automatic-styles>
  <office:body>
    <office:text text:use-soft-page-breaks="true">
      <text:p text:style-name="P1">Partagez votre musique, téléchargez vos artistes favoris !</text:p>
      <text:p text:style-name="Textbody">Jamendo Player accède au catalogue JAMENDO. JAMENDO est une plate-forme de distribution en ligne d’œuvres musicales sous licences<text:s/>Creative Commons.</text:p>
      <text:p text:style-name="Textbody">IMPORTANT</text:p>
      <text:p text:style-name="Textbody">Cette version n'est plus compatible avec Android 1.5 (Cupcake), car certaines des <text:s/>nouvelles fonctionnalités et d'autres qui sont planifiées ne sont pas disponibles sur cette plate-forme.</text:p>
      <text:p text:style-name="Textbody"><text:a xlink:href="http://www.google.com/url?q=http://Http://bit.ly/jrYrtp&amp;usg=AFQjCNFGOvjetnj_UnHuPyKuPNHvGYuENw" office:target-frame-name="_top" xlink:show="replace">Http://bit.ly/jrYrtp</text:a> : Version précédente, la 0.9, qui reste compatible avec Cupcake.</text:p>
      <text:p text:style-name="Textbody">S'il vous plaît signalez les erreurs à :<text:s/><text:a xlink:href="mailto:android@teleca.com" office:target-frame-name="_top" xlink:show="replace">android@teleca.com</text:a></text:p>
      <text:p text:style-name="Textbody">Pour plus d'infos visitez le site de Jamendo Player :<text:s/><text:a xlink:href="http://www.google.com/url?q=http://telecapoland.github.com/jamendo-android/&amp;usg=AFQjCNE3XVpvq2HSkhWR8WdLwBjAZp5gbA" office:target-frame-name="_top" xlink:show="replace">http://telecapoland.github.com/jamendo-android/</text:a></text:p>
      <text:p text:style-name="Textbody">Découvrir, écouter, télécharger et partager les œuvres d'artistes indépendants à travers le monde.<text:s/><text:a xlink:href="http://www.google.com/url?q=http://JAMENDO.COM&amp;usg=AFQjCNH39_dget25aj_JEdEmAlxmZTzCyA" office:target-frame-name="_top" xlink:show="replace">JAMENDO.COM</text:a><text:s/>offre le<text:s/>plus grand catalogue de musique sous licences Creative Commons de la planète ! C'est intégralement gratuit, légal et illimité !</text:p>
      <text:p text:style-name="Textbody">Le code source :<text:line-break/><text:a xlink:href="http://bit.ly/aJqVdk" office:target-frame-name="_top" xlink:show="replace">http://bit.ly/aJqVdk</text:a></text:p>
      <text:p text:style-name="Textbody"><text:line-break/>CHANGELOG :</text:p>
      <text:p text:style-name="Textbody">1.0.3 BÊTA :<text:line-break/>- Correction d'un plantage<text:s/>qui avait lieu lorsqu'une liste de lecture vide était entrée<text:line-break/>- Petites améliorations du dialogue du tutoriel</text:p>
      <text:p text:style-name="Textbody">1.0.2 BÊTA :<text:line-break/>- Mise à jour la traduction finnoise</text:p>
      <text:p text:style-name="Textbody">1.0.1 BÊTA :<text:line-break/>- Ajout de la traduction finnoise<text:line-break/>- Mise à jour des traductions en polonais et français<text:line-break/>- Correction d'un problème mineur sur l'ajout de chansons à la playlist</text:p>
      <text:p text:style-name="Textbody">1.0.0 BÊTA :</text:p>
      <text:p text:style-name="Textbody">- Avance et retour rapides : il suffit de toucher puis de maintenir le contact sur les boutons &lt;&lt; et &gt;&gt;<text:line-break/>- Le contrôle avec de gestes !<text:line-break/>- Lecture aléatoire / Répéter les playlists<text:line-break/>- Ajout du scrobbling sur Last.FM basé sur Simple Last.FM Scrobbler<text:line-break/>- Les options des fichiers téléchargés avec un appui prolongé<text:s/><text:line-break/>- Support de la consultation du site web Jamendo et du partage avec un clic depuis le navigateur<text:line-break/>- Déplacement de l'application sur la carte SD<text:line-break/>- Défilement des titres longs</text:p>
      <text:p text:style-name="Textbody">et plus encore.</text:p>
      <text:p text:style-name="Textbody">IMPORTANT<text:line-break/>Cette version abandonne le support d'Android 1.5 (Cupcake).</text:p>
      <text:p text:style-name="Textbody"><text:a xlink:href="http://bit.ly/jrYrtp" office:target-frame-name="_top" xlink:show="replace">http://bit.ly/jrYrtp</text:a> : Version précédente, la 0.9, qui reste compatible avec Cupcak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zogzog User</meta:initial-creator>
    <dc:creator>Marcin Gil</dc:creator>
    <meta:creation-date>2011-07-10T19:58:00Z</meta:creation-date>
    <dc:date>2011-08-29T10:56:00Z</dc:date>
    <meta:template xlink:href="Normal.dotm" xlink:type="simple"/>
    <meta:editing-cycles>5</meta:editing-cycles>
    <meta:editing-duration>PT540S</meta:editing-duration>
    <meta:document-statistic meta:page-count="1" meta:paragraph-count="4" meta:word-count="367" meta:character-count="2455" meta:row-count="17" meta:non-whitespace-character-count="2092"/>
  </office:meta>
</office:document-meta>
</file>